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0.0034in">
        <style:tab-stops/>
      </style:paragraph-properties>
    </style:style>
    <style:style style:name="P2" style:parent-style-name="Normal" style:family="paragraph">
      <style:paragraph-properties fo:margin-bottom="0in" fo:line-height="202%" fo:margin-left="-0.0034in" fo:margin-right="3.8784in">
        <style:tab-stops/>
      </style:paragraph-properties>
    </style:style>
    <style:style style:name="P3" style:parent-style-name="Normal" style:family="paragraph">
      <style:paragraph-properties fo:margin-left="-0.0034in">
        <style:tab-stops/>
      </style:paragraph-properties>
    </style:style>
    <style:style style:name="P4" style:parent-style-name="Normal" style:family="paragraph">
      <style:paragraph-properties fo:margin-left="-0.0034in">
        <style:tab-stops/>
      </style:paragraph-properties>
    </style:style>
    <style:style style:name="P5" style:parent-style-name="Normal" style:family="paragraph">
      <style:paragraph-properties fo:margin-left="-0.0034in">
        <style:tab-stops/>
      </style:paragraph-properties>
    </style:style>
    <style:style style:name="P6" style:parent-style-name="Normal" style:family="paragraph">
      <style:paragraph-properties fo:margin-left="-0.0034in">
        <style:tab-stops/>
      </style:paragraph-properties>
    </style:style>
    <style:style style:name="P7" style:parent-style-name="Normal" style:family="paragraph">
      <style:paragraph-properties fo:margin-left="-0.0034in">
        <style:tab-stops/>
      </style:paragraph-properties>
    </style:style>
    <style:style style:name="P8" style:parent-style-name="Normal" style:family="paragraph">
      <style:paragraph-properties fo:margin-left="-0.0034in">
        <style:tab-stops/>
      </style:paragraph-properties>
    </style:style>
    <style:style style:name="P9" style:parent-style-name="Normal" style:family="paragraph">
      <style:paragraph-properties fo:margin-left="-0.0034in">
        <style:tab-stops/>
      </style:paragraph-properties>
    </style:style>
    <style:style style:name="P10" style:parent-style-name="Normal" style:family="paragraph">
      <style:paragraph-properties fo:margin-left="-0.0034in">
        <style:tab-stops/>
      </style:paragraph-properties>
    </style:style>
    <style:style style:name="P11" style:parent-style-name="Normal" style:family="paragraph">
      <style:paragraph-properties fo:margin-bottom="0in" fo:line-height="202%" fo:margin-left="-0.0034in" fo:margin-right="3.6034in">
        <style:tab-stops/>
      </style:paragraph-properties>
    </style:style>
    <style:style style:name="P12" style:parent-style-name="Normal" style:family="paragraph">
      <style:paragraph-properties fo:margin-left="-0.0034in">
        <style:tab-stops/>
      </style:paragraph-properties>
    </style:style>
    <style:style style:name="P13" style:parent-style-name="Normal" style:family="paragraph">
      <style:paragraph-properties fo:margin-left="-0.0034in">
        <style:tab-stops/>
      </style:paragraph-properties>
    </style:style>
    <style:style style:name="P14" style:parent-style-name="Normal" style:family="paragraph">
      <style:paragraph-properties fo:margin-left="-0.0034in">
        <style:tab-stops/>
      </style:paragraph-properties>
    </style:style>
    <style:style style:name="P15" style:parent-style-name="Normal" style:family="paragraph">
      <style:paragraph-properties fo:margin-left="-0.0034in">
        <style:tab-stops/>
      </style:paragraph-properties>
    </style:style>
    <style:style style:name="P16" style:parent-style-name="Normal" style:family="paragraph">
      <style:paragraph-properties fo:line-height="202%" fo:margin-left="-0.0034in" fo:margin-right="2.8805in">
        <style:tab-stops/>
      </style:paragraph-properties>
    </style:style>
    <style:style style:name="P17" style:parent-style-name="Normal" style:family="paragraph">
      <style:paragraph-properties fo:margin-bottom="0in" fo:line-height="202%" fo:margin-left="-0.0034in" fo:margin-right="4.25in">
        <style:tab-stops/>
      </style:paragraph-properties>
    </style:style>
    <style:style style:name="P18" style:parent-style-name="Normal" style:family="paragraph">
      <style:paragraph-properties fo:margin-left="-0.0034in">
        <style:tab-stops/>
      </style:paragraph-properties>
    </style:style>
    <style:style style:name="P19" style:parent-style-name="Normal" style:family="paragraph">
      <style:paragraph-properties fo:margin-left="-0.0034in">
        <style:tab-stops/>
      </style:paragraph-properties>
    </style:style>
    <style:style style:name="P20" style:parent-style-name="Normal" style:family="paragraph">
      <style:paragraph-properties fo:margin-bottom="0.0145in" fo:line-height="202%" fo:margin-left="-0.0034in" fo:margin-right="2.8347in">
        <style:tab-stops/>
      </style:paragraph-properties>
    </style:style>
    <style:style style:name="P21" style:parent-style-name="Normal" style:family="paragraph">
      <style:paragraph-properties fo:margin-bottom="0.0097in" fo:line-height="204%" fo:margin-left="-0.0034in">
        <style:tab-stops/>
      </style:paragraph-properties>
    </style:style>
    <style:style style:name="P22" style:parent-style-name="Normal" style:family="paragraph">
      <style:paragraph-properties fo:margin-left="-0.0034in">
        <style:tab-stops/>
      </style:paragraph-properties>
    </style:style>
    <style:style style:name="P23" style:parent-style-name="Normal" style:family="paragraph">
      <style:paragraph-properties fo:margin-left="-0.0034in">
        <style:tab-stops/>
      </style:paragraph-properties>
    </style:style>
    <style:style style:name="P24" style:parent-style-name="Normal" style:master-page-name="MP1" style:family="paragraph">
      <style:paragraph-properties fo:break-before="page" fo:margin-bottom="0in" fo:line-height="107%" fo:margin-left="0.0208in" fo:margin-right="-0.0208in" fo:text-indent="0in">
        <style:tab-stops/>
      </style:paragraph-properties>
    </style:style>
  </office:automatic-styles>
  <office:body>
    <office:text text:use-soft-page-breaks="true">
      <text:p text:style-name="P1">1-Create a folder called learn_git_again.</text:p>
      <text:p text:style-name="P2">mkdir learn_git_again 2-cd into the learn_git_again folder.</text:p>
      <text:p text:style-name="P3">cd learn_git_again</text:p>
      <text:p text:style-name="P4">3-Create a file called third.txt.</text:p>
      <text:p text:style-name="P5">touch third.txt</text:p>
      <text:p text:style-name="P6">4-Initialize an empty git repository.</text:p>
      <text:p text:style-name="P7">git init</text:p>
      <text:p text:style-name="P8">4-Add third.txt to the staging area.</text:p>
      <text:p text:style-name="P9">git add third.txt</text:p>
      <text:p text:style-name="P10">5-Commit with the message<text:s/>"adding third.txt".</text:p>
      <text:p text:style-name="P11">git commit -m "adding third.txt" 6-Check out your commit with git log. git log</text:p>
      <text:p text:style-name="P12">7-Create another file called fourth.txt.</text:p>
      <text:p text:style-name="P13">touch fourth.txt</text:p>
      <text:p text:style-name="P14">8-Add fourth.txt to the staging area.</text:p>
      <text:p text:style-name="P15">git add fourth.txt</text:p>
      <text:p text:style-name="P16">9-Commit with the message "adding fourth.txt" git commit -m "adding fourth.txt"</text:p>
      <text:p text:style-name="P17">10-Remove the third.txt file. rm third.txt</text:p>
      <text:soft-page-break/>
      <text:p text:style-name="P18">11-Add this change to the staging area.</text:p>
      <text:p text:style-name="P19">git add third.txt</text:p>
      <text:p text:style-name="P20">12-Commit with the message "removing third.txt". git commit -m "removing third.txt" 13-Check out your commits using git log. git log</text:p>
      <text:p text:style-name="P21">14-Change your global setting to core.pager=cat - you can read more about that here. git config --global core.pager "cat"</text:p>
      <text:p text:style-name="P22">15-Write the command to list all of the global configurations for git on your machine. You can type git config</text:p>
      <text:p text:style-name="P23">- git config --global --list</text:p>
      <text:p text:style-name="P2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1708in" fo:line-height="112%" fo:margin-left="0.0069in" fo:text-indent="-0.0069in">
        <style:tab-stops/>
      </style:paragraph-properties>
      <style:text-properties style:font-name="Arial" style:font-name-asian="Arial" style:font-name-complex="Arial" fo:color="#24292E" fo:font-size="12pt" style:font-size-asian="12pt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.309in" fo:margin-right="1.01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it &amp; GitHub Project</dc:title>
    <dc:subject/>
    <meta:initial-creator>ines.sakka</meta:initial-creator>
    <dc:creator>ines.sakka</dc:creator>
    <meta:creation-date>2021-04-09T11:10:00Z</meta:creation-date>
    <dc:date>2021-04-09T11:10:00Z</dc:date>
    <meta:template xlink:href="Normal" xlink:type="simple"/>
    <meta:editing-cycles>3</meta:editing-cycles>
    <meta:editing-duration>PT300S</meta:editing-duration>
    <meta:document-statistic meta:page-count="3" meta:paragraph-count="2" meta:word-count="168" meta:character-count="1090" meta:row-count="7" meta:non-whitespace-character-count="924"/>
  </office:meta>
</office:document-meta>
</file>